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5.0.oxt&#13;Update file created : emph.update.xml&#13;&#13;20.04.2021 10:17:43&#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5.0.oxt&#13;Update file created : emph-A.update.xml&#13;&#13;20.04.2021 10:17:5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5.0.oxt&#13;Update file created : emph-L.update.xml&#13;&#13;20.04.2021 10:18:0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929214915156999052"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318743844986746947" text:style-name="L2">
        <text:list-item>
          <text:p text:style-name="P49">Version 2.1.2 :</text:p>
        </text:list-item>
      </text:list>
      <text:list xml:id="list6839809476086901792" text:style-name="L3">
        <text:list-item>
          <text:list>
            <text:list-item>
              <text:p text:style-name="P50">Localized help : resolved non-functional hyperlink due to API incompatibility introduced by Apache OpenOffice 4.1 (and LibreOffice 4.0).</text:p>
            </text:list-item>
          </text:list>
        </text:list-item>
      </text:list>
      <text:list xml:id="list30418683" text:continue-list="list2318743844986746947" text:style-name="L2">
        <text:list-item>
          <text:p text:style-name="P49">Version 2.1.1 :</text:p>
        </text:list-item>
      </text:list>
      <text:list xml:id="list2721366895659749751"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0396559" text:continue-list="list30418683" text:style-name="L2">
        <text:list-item>
          <text:p text:style-name="P49">Version 2.1.0 :</text:p>
        </text:list-item>
      </text:list>
      <text:list xml:id="list5622917493739486237"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0417003" text:continue-list="list30396559" text:style-name="L2">
        <text:list-item>
          <text:p text:style-name="P49">Version 2.0.0 :</text:p>
        </text:list-item>
      </text:list>
      <text:list xml:id="list1414118700891602996"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0413700" text:continue-list="list30417003" text:style-name="L2">
        <text:list-item>
          <text:p text:style-name="P49">Version 1.5.3 :</text:p>
        </text:list-item>
      </text:list>
      <text:list xml:id="list3782292952515083456"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170074477337203322"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965744726584558548"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462044626609989016"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859377154139024334"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082865511700869864"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999190274687759710"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1590057000041156935"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187552603320508360"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063898649309741024"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886653943311689336" text:style-name="L17">
        <text:list-item>
          <text:p text:style-name="P64">Arg1 : <text:span text:style-name="InstructionMacro">String</text:span> : mandatory, type of control used for the button</text:p>
        </text:list-item>
      </text:list>
      <text:list xml:id="list8530329758926244383"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183950626776469639"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899231605121617811"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966153656214191857"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417738206164993219"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060524804403030747"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426475051017030504"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580823390902252879"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033012297571850018"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876985194074123976"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570533340446004748"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110566445932197746"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9202713480474140532"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505447223936933462"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4585229003846856"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245839714182260751"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9141990007246651734"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oolbar to quickly assign the "Emphasis" and "Strong Emphasis" character styles.</text:p>
      <text:p text:style-name="tooltipText"/>
      <text:p text:style-name="tooltipLang"><text:bookmark-start text:name="__RefHeading__44467_325084090"/>Tooltip de<text:bookmark-end text:name="__RefHeading__44467_325084090"/></text:p>
      <text:p text:style-name="descrText">emph – Werkzeugleiste, um schnell die Zeichenvorlagen "Betont" und "Stark Betont" zuzuweis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639250019306737581"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29948998945903826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46807731398369028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23640810596427512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040692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65945550693396921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85340362955955729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54939368987981120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17</dc:date>
     <text:p>internal</text:p>
     <text:p>Page2</text:p>
     <text:p/>
    </office:annotation>Paragraph styles</text:p>
      <text:p text:style-name="P28"><office:annotation>
     <dc:creator>BM</dc:creator>
     <dc:date>2008-03-13T00:00:00.17</dc:date>
     <text:p>internal</text:p>
     <text:p>Page7</text:p>
     <text:p/>
    </office:annotation>Hyperlinks</text:p>
      <text:p text:style-name="hlp_5f_paragraph"><text:span text:style-name="T14"><office:annotation>
      <dc:creator>BM</dc:creator>
      <dc:date>2008-03-13T00:00:00.17</dc:date>
      <text:p>internal</text:p>
      <text:p>Page3</text:p>
      <text:p/>
     </office:annotation></text:span><text:span text:style-name="T14">Text formatting</text:span></text:p>
      <text:p text:style-name="P28"><office:annotation>
     <dc:creator>BM</dc:creator>
     <dc:date>2008-03-26T00:00:00.1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1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1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18</dc:date>
     <text:p>external</text:p>
     <text:p>text/swriter/main0210.xhp</text:p>
     <text:p/>
    </office:annotation><text:span text:style-name="T14">Preview topic</text:span> </text:p>
      <text:p text:style-name="hlp_5f_paragraph">This hyperlink displays <text:s/><office:annotation>
     <dc:creator>BM</dc:creator>
     <dc:date>2008-03-15T00:00:00.1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0415029" text:continue-list="list529948998945903826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0402153" text:continue-list="list3040692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19</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19</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20</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0401232" text:continue-list="list3041502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5" meta:character-count="8194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5.0") ' fill with your values
  setExtensionDescription("en, de")
  setDisplayName("en", "emph - Apply emphasize character styles.")
  setDisplayName("de", "emph - Betont-Zeichenvorlagen anwenden.")
  setTooltip("en, de", "en") ' deprecated ! starting from 3.1,use instead setExtensionDescription

  setPublisherName("en", "Peter Triesberger", "https://github.com/peter88213")
  setLicense("en")

beginUpdateInformation("direct", "direct") 
  setUpdateSource("https://raw.githubusercontent.com/peter88213/emph/master/", "https://raw.githubusercontent.com/peter88213/emph/master/")
endUpdateInformation

endDescription  


beginAnnexes 
  useLibrary("Basic", "emph/")
endAnnexes

beginAddonUI

  beginOfficeHelp
	   beginTitles()
	  	setTitle("emph help", "en")
      endTitles
      setURL("Basic", "emph", "help", "show_help")
  endOfficeHelp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beginButton()
            beginTitles("Writer")
              setTitle("Default", "en")
              setTitle("Normal", "de")
            endTitles
            setURL("Basic", "emph", "Common", "Default")
			setImage("icons/Default")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